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cccccc" draw:textarea-horizontal-align="center" draw:textarea-vertical-align="middle"/>
    </style:style>
    <style:style style:name="gr3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Ultrafine_20_Dashed" svg:stroke-width="0.051cm" svg:stroke-color="#00808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_20__28_var_29_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b847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94bd5e" draw:textarea-horizontal-align="center" draw:textarea-vertical-align="middle"/>
    </style:style>
    <style:style style:name="gr10" style:family="graphic" style:parent-style-name="standard">
      <style:graphic-properties draw:fill="solid" draw:fill-color="#5c8526" draw:textarea-horizontal-align="center" draw:textarea-vertical-align="middle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8.889cm" svg:height="1.904cm" svg:x="4.175cm" svg:y="8.62cm" svg:viewBox="0 0 8890 1905" draw:points="0,0 635,635 1905,635 2540,1270 3810,1905 5715,1905 6350,635 8255,635 8890,0">
          <text:p/>
        </draw:polygon>
        <draw:polygon draw:style-name="gr2" draw:text-style-name="P1" draw:layer="layout" svg:width="10.159cm" svg:height="3.174cm" svg:x="3.54cm" svg:y="7.985cm" svg:viewBox="0 0 10160 3175" draw:points="0,0 635,635 1270,1270 2540,1270 3175,1270 4445,2540 6350,2540 6985,1270 8890,1270 9525,635 10160,0 10160,3175 0,3175">
          <text:p/>
        </draw:polygon>
        <draw:custom-shape draw:style-name="gr3" draw:text-style-name="P1" draw:layer="layout" svg:width="0.635cm" svg:height="0.43cm" svg:x="8.65cm" svg:y="8.1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65cm" svg:y1="8.785cm" svg:x2="9.285cm" svg:y2="8.785cm">
          <text:p/>
        </draw:line>
        <draw:line draw:style-name="gr4" draw:text-style-name="P1" draw:layer="layout" svg:x1="8.787cm" svg:y1="8.94cm" svg:x2="9.134cm" svg:y2="8.94cm">
          <text:p/>
        </draw:line>
        <draw:polyline draw:style-name="gr5" draw:text-style-name="P1" draw:layer="layout" svg:width="6.285cm" svg:height="6.285cm" draw:transform="rotate (-0.785398163397448) translate (8.62cm 4.175cm)" svg:viewBox="0 0 6286 6286" draw:points="0,6286 898,6286 2245,4939 3143,4939 4041,4939 5388,3592 4939,2245 6286,898 6286,0">
          <text:p/>
        </draw:polyline>
        <draw:line draw:style-name="gr6" draw:text-style-name="P1" draw:layer="layout" svg:x1="6.715cm" svg:y1="7.35cm" svg:x2="6.715cm" svg:y2="10.525cm">
          <text:p/>
        </draw:line>
        <draw:line draw:style-name="gr6" draw:text-style-name="P1" draw:layer="layout" svg:x1="10.514cm" svg:y1="7.35cm" svg:x2="10.514cm" svg:y2="10.525cm">
          <text:p/>
        </draw:line>
        <draw:frame draw:style-name="gr7" draw:text-style-name="P2" draw:layer="layout" svg:width="3.448cm" svg:height="0.806cm" svg:x="6.943cm" svg:y="6.88cm">
          <draw:text-box>
            <text:p><text:span text:style-name="T1">Main channel</text:span></text:p>
          </draw:text-box>
        </draw:frame>
        <draw:frame draw:style-name="gr7" draw:text-style-name="P2" draw:layer="layout" svg:width="2.763cm" svg:height="1.361cm" svg:x="3.843cm" svg:y="6.88cm">
          <draw:text-box>
            <text:p><text:span text:style-name="T1">Left</text:span></text:p>
            <text:p><text:span text:style-name="T1">flood plain</text:span></text:p>
          </draw:text-box>
        </draw:frame>
        <draw:frame draw:style-name="gr7" draw:text-style-name="P2" draw:layer="layout" svg:width="2.763cm" svg:height="1.361cm" svg:x="10.744cm" svg:y="6.881cm">
          <draw:text-box>
            <text:p><text:span text:style-name="T1">Right</text:span></text:p>
            <text:p><text:span text:style-name="T1">flood plain</text:span></text:p>
          </draw:text-box>
        </draw:frame>
        <draw:polygon draw:style-name="gr1" draw:text-style-name="P1" draw:layer="layout" svg:width="8.889cm" svg:height="1.904cm" svg:x="4.175cm" svg:y="15.92cm" svg:viewBox="0 0 8890 1905" draw:points="0,0 635,635 1905,635 2540,1270 3810,1905 5715,1905 6350,635 8255,635 8890,0">
          <text:p/>
        </draw:polygon>
        <draw:polygon draw:style-name="gr2" draw:text-style-name="P1" draw:layer="layout" svg:width="10.159cm" svg:height="3.174cm" svg:x="3.54cm" svg:y="15.285cm" svg:viewBox="0 0 10160 3175" draw:points="0,0 635,635 1270,1270 2540,1270 3175,1270 4445,2540 6350,2540 6985,1270 8890,1270 9525,635 10160,0 10160,3175 0,3175">
          <text:p/>
        </draw:polygon>
        <draw:polyline draw:style-name="gr5" draw:text-style-name="P1" draw:layer="layout" svg:width="6.285cm" svg:height="6.285cm" draw:transform="rotate (-0.785398163397448) translate (8.62cm 11.475cm)" svg:viewBox="0 0 6286 6286" draw:points="0,6286 898,6286 2245,4939 3143,4939 4041,4939 5388,3592 4939,2245 6286,898 6286,0">
          <text:p/>
        </draw:polyline>
        <draw:frame draw:style-name="gr7" draw:text-style-name="P2" draw:layer="layout" svg:width="1.522cm" svg:height="0.806cm" svg:x="7.885cm" svg:y="13.9cm">
          <draw:text-box>
            <text:p><text:span text:style-name="T1">High</text:span></text:p>
          </draw:text-box>
        </draw:frame>
        <draw:custom-shape draw:style-name="gr8" draw:text-style-name="P1" draw:layer="layout" svg:width="0.176cm" svg:height="0.73cm" svg:x="4.91cm" svg:y="15.805cm">
          <text:p/>
          <draw:enhanced-geometry svg:viewBox="0 0 21600 21600" draw:type="rectangle" draw:enhanced-path="M 0 0 L 21600 0 21600 21600 0 21600 0 0 Z N"/>
        </draw:custom-shape>
        <draw:path draw:style-name="gr9" draw:text-style-name="P1" draw:layer="layout" svg:width="1.136cm" svg:height="1.274cm" svg:x="4.456cm" svg:y="14.929cm" svg:viewBox="0 0 1137 1275" svg:d="m193 1231c-203-79-292-432-34-634 128-100-28-824 172-525 325 485 229-207 499 44 233 216-87 321 224 612 312 293-370 11-207 460l-172 87-172-21-121-132z">
          <text:p/>
        </draw:path>
        <draw:custom-shape draw:style-name="gr8" draw:text-style-name="P1" draw:layer="layout" svg:width="0.176cm" svg:height="0.73cm" svg:x="5.41cm" svg:y="15.804cm">
          <text:p/>
          <draw:enhanced-geometry svg:viewBox="0 0 21600 21600" draw:type="rectangle" draw:enhanced-path="M 0 0 L 21600 0 21600 21600 0 21600 0 0 Z N"/>
        </draw:custom-shape>
        <draw:path draw:style-name="gr10" draw:text-style-name="P1" draw:layer="layout" svg:width="1.136cm" svg:height="1.274cm" svg:x="4.956cm" svg:y="14.928cm" svg:viewBox="0 0 1137 1275" svg:d="m193 1231c-203-79-292-432-34-634 128-100-28-824 172-525 325 485 229-207 499 44 233 216-87 321 224 612 312 293-370 11-207 460l-172 87-172-21-121-132z">
          <text:p/>
        </draw:path>
        <draw:custom-shape draw:style-name="gr8" draw:text-style-name="P1" draw:layer="layout" svg:width="0.176cm" svg:height="0.73cm" svg:x="5.91cm" svg:y="15.803cm">
          <text:p/>
          <draw:enhanced-geometry svg:viewBox="0 0 21600 21600" draw:type="rectangle" draw:enhanced-path="M 0 0 L 21600 0 21600 21600 0 21600 0 0 Z N"/>
        </draw:custom-shape>
        <draw:path draw:style-name="gr9" draw:text-style-name="P1" draw:layer="layout" svg:width="1.136cm" svg:height="1.274cm" svg:x="5.456cm" svg:y="14.927cm" svg:viewBox="0 0 1137 1275" svg:d="m193 1231c-203-79-292-432-34-634 128-100-28-824 172-525 325 485 229-207 499 44 233 216-87 321 224 612 312 293-370 11-207 460l-172 87-172-21-121-132z">
          <text:p/>
        </draw:path>
        <draw:custom-shape draw:style-name="gr8" draw:text-style-name="P1" draw:layer="layout" svg:width="0.176cm" svg:height="0.73cm" svg:x="11.31cm" svg:y="15.804cm">
          <text:p/>
          <draw:enhanced-geometry svg:viewBox="0 0 21600 21600" draw:type="rectangle" draw:enhanced-path="M 0 0 L 21600 0 21600 21600 0 21600 0 0 Z N"/>
        </draw:custom-shape>
        <draw:path draw:style-name="gr9" draw:text-style-name="P1" draw:layer="layout" svg:width="1.136cm" svg:height="1.274cm" svg:x="10.856cm" svg:y="14.928cm" svg:viewBox="0 0 1137 1275" svg:d="m193 1231c-203-79-292-432-34-634 128-100-28-824 172-525 325 485 229-207 499 44 233 216-87 321 224 612 312 293-370 11-207 460l-172 87-172-21-121-132z">
          <text:p/>
        </draw:path>
        <draw:custom-shape draw:style-name="gr8" draw:text-style-name="P1" draw:layer="layout" svg:width="0.176cm" svg:height="0.73cm" svg:x="11.81cm" svg:y="15.803cm">
          <text:p/>
          <draw:enhanced-geometry svg:viewBox="0 0 21600 21600" draw:type="rectangle" draw:enhanced-path="M 0 0 L 21600 0 21600 21600 0 21600 0 0 Z N"/>
        </draw:custom-shape>
        <draw:path draw:style-name="gr10" draw:text-style-name="P1" draw:layer="layout" svg:width="1.136cm" svg:height="1.274cm" svg:x="11.356cm" svg:y="14.927cm" svg:viewBox="0 0 1137 1275" svg:d="m193 1231c-203-79-292-432-34-634 128-100-28-824 172-525 325 485 229-207 499 44 233 216-87 321 224 612 312 293-370 11-207 460l-172 87-172-21-121-132z">
          <text:p/>
        </draw:path>
        <draw:custom-shape draw:style-name="gr8" draw:text-style-name="P1" draw:layer="layout" svg:width="0.176cm" svg:height="0.73cm" svg:x="12.31cm" svg:y="15.802cm">
          <text:p/>
          <draw:enhanced-geometry svg:viewBox="0 0 21600 21600" draw:type="rectangle" draw:enhanced-path="M 0 0 L 21600 0 21600 21600 0 21600 0 0 Z N"/>
        </draw:custom-shape>
        <draw:path draw:style-name="gr9" draw:text-style-name="P1" draw:layer="layout" svg:width="1.136cm" svg:height="1.274cm" svg:x="11.856cm" svg:y="14.926cm" svg:viewBox="0 0 1137 1275" svg:d="m193 1231c-203-79-292-432-34-634 128-100-28-824 172-525 325 485 229-207 499 44 233 216-87 321 224 612 312 293-370 11-207 460l-172 87-172-21-121-132z">
          <text:p/>
        </draw:path>
        <draw:frame draw:style-name="gr7" draw:text-style-name="P2" draw:layer="layout" svg:width="1.412cm" svg:height="0.806cm" svg:x="4.785cm" svg:y="13.9cm">
          <draw:text-box>
            <text:p><text:span text:style-name="T1">Low</text:span></text:p>
          </draw:text-box>
        </draw:frame>
        <draw:frame draw:style-name="gr7" draw:text-style-name="P2" draw:layer="layout" svg:width="1.412cm" svg:height="0.806cm" svg:x="11.185cm" svg:y="13.9cm">
          <draw:text-box>
            <text:p><text:span text:style-name="T1">Low</text:span></text:p>
          </draw:text-box>
        </draw:frame>
        <draw:custom-shape draw:style-name="gr11" draw:text-style-name="P1" draw:layer="layout" svg:width="1.27cm" svg:height="0.315cm" svg:x="6.415cm" svg:y="16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34cm" svg:height="0.408cm" svg:x="7.018cm" svg:y="16.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47cm" svg:height="0.35cm" draw:transform="rotate (-1.5707963267949) translate (7.136cm 16.17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1.27cm" svg:height="0.315cm" svg:x="9.589cm" svg:y="16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34cm" svg:height="0.408cm" svg:x="9.95cm" svg:y="16.1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47cm" svg:height="0.35cm" draw:transform="rotate (1.5707963267949) translate (10.078cm 16.50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2" draw:layer="layout" svg:width="3.347cm" svg:height="0.806cm" svg:x="6.985cm" svg:y="13.2cm">
          <draw:text-box>
            <text:p><text:span text:style-name="T1">Flow veloc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Kneis</meta:initial-creator>
    <meta:creation-date>2012-03-21T18:33:22</meta:creation-date>
    <meta:generator>LibreOffice/3.5$Linux_x86 LibreOffice_project/350m1$Build-2</meta:generator>
    <dc:date>2013-06-27T12:26:56</dc:date>
    <meta:editing-duration>PT1H3M2S</meta:editing-duration>
    <meta:editing-cycles>3</meta:editing-cycles>
    <meta:document-statistic meta:object-count="36"/>
  </office:meta>
</office:document-meta>
</file>